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draw:marker-start="" draw:marker-end="Arrowheads_20_2" draw:fill="none" draw:textarea-vertical-align="middle"/>
    </style:style>
    <style:style style:name="gr5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cm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cm" fo:min-width="0cm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3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cm" svg:y1="18.9cm" svg:x2="26.5cm" svg:y2="18.9cm">
          <text:p/>
        </draw:line>
        <draw:line draw:style-name="gr1" draw:text-style-name="P1" draw:layer="layout" svg:x1="3.3cm" svg:y1="18.9cm" svg:x2="3.3cm" svg:y2="1.7cm">
          <text:p/>
        </draw:line>
        <draw:path draw:style-name="gr2" draw:text-style-name="P1" draw:layer="layout" svg:width="21.673cm" svg:height="18.01cm" draw:transform="skewX (0.644550092761506) rotate (1.34163459600804) translate (5.19999997910272cm 17.8009999750426cm)" svg:viewBox="0 0 21674 18011" svg:d="m0 0c33459-1 18204 18011 18204 18011">
          <text:p/>
        </draw:path>
        <draw:path draw:style-name="gr3" draw:text-style-name="P1" draw:layer="layout" svg:width="9.142cm" svg:height="2.079cm" draw:transform="rotate (1.92282923692215) translate (10.3999999988007cm 15.9000000004405cm)" svg:viewBox="0 0 9143 2080" svg:d="m0 0c5220 0 9143 2080 9143 2080">
          <text:p/>
        </draw:path>
        <draw:line draw:style-name="gr4" draw:text-style-name="P1" draw:layer="layout" svg:x1="3.2cm" svg:y1="16cm" svg:x2="10.5cm" svg:y2="16cm">
          <text:p/>
        </draw:line>
        <draw:line draw:style-name="gr5" draw:text-style-name="P1" draw:layer="layout" svg:x1="10.4cm" svg:y1="16cm" svg:x2="23.4cm" svg:y2="16cm">
          <text:p/>
        </draw:line>
        <draw:line draw:style-name="gr6" draw:text-style-name="P1" draw:layer="layout" svg:x1="3.3cm" svg:y1="6.6cm" svg:x2="9.104cm" svg:y2="6.6cm">
          <text:p/>
        </draw:line>
        <draw:line draw:style-name="gr5" draw:text-style-name="P1" draw:layer="layout" svg:x1="18.4cm" svg:y1="6.6cm" svg:x2="9.104cm" svg:y2="6.6cm">
          <text:p/>
        </draw:line>
        <draw:frame draw:style-name="gr7" draw:layer="layout" svg:width="1.738cm" svg:height="0.962cm" svg:x="1.262cm" svg:y="1.8cm">
          <draw:text-box>
            <text:p>T(K)</text:p>
          </draw:text-box>
        </draw:frame>
        <draw:frame draw:style-name="gr7" draw:layer="layout" svg:width="4.244cm" svg:height="0.962cm" svg:x="22.2cm" svg:y="19.4cm">
          <draw:text-box>
            <text:p>S (KJ/(Kg.K))</text:p>
          </draw:text-box>
        </draw:frame>
        <draw:line draw:style-name="gr8" draw:text-style-name="P1" draw:layer="layout" svg:x1="23.371cm" svg:y1="16cm" svg:x2="23.271cm" svg:y2="3.2cm">
          <text:p/>
        </draw:line>
        <draw:line draw:style-name="gr9" draw:text-style-name="P1" draw:layer="layout" svg:x1="25.8cm" svg:y1="1.4cm" svg:x2="18.4cm" svg:y2="6.6cm">
          <text:p/>
        </draw:line>
        <draw:frame draw:style-name="gr7" draw:layer="layout" svg:width="0.853cm" svg:height="0.962cm" svg:x="9.8cm" svg:y="16.638cm">
          <draw:text-box>
            <text:p>4</text:p>
          </draw:text-box>
        </draw:frame>
        <draw:frame draw:style-name="gr7" draw:layer="layout" svg:width="0.853cm" svg:height="0.962cm" svg:x="22.2cm" svg:y="16.4cm">
          <draw:text-box>
            <text:p>1</text:p>
          </draw:text-box>
        </draw:frame>
        <draw:frame draw:style-name="gr10" draw:layer="layout" svg:width="0.853cm" svg:height="0.962cm" svg:x="24cm" svg:y="1.038cm">
          <draw:text-box>
            <text:p>2</text:p>
          </draw:text-box>
        </draw:frame>
        <draw:frame draw:style-name="gr7" draw:layer="layout" svg:width="1.171cm" svg:height="0.962cm" svg:x="22cm" svg:y="2.4cm">
          <draw:text-box>
            <text:p>2s</text:p>
          </draw:text-box>
        </draw:frame>
        <draw:frame draw:style-name="gr7" draw:layer="layout" svg:width="0.853cm" svg:height="0.962cm" svg:x="8.1cm" svg:y="5.4cm">
          <draw:text-box>
            <text:p>3</text:p>
          </draw:text-box>
        </draw:frame>
        <draw:frame draw:style-name="gr7" draw:layer="layout" svg:width="4.405cm" svg:height="0.962cm" svg:x="11.895cm" svg:y="5.538cm">
          <draw:text-box>
            <text:p>Condensation</text:p>
          </draw:text-box>
        </draw:frame>
        <draw:frame draw:style-name="gr7" draw:layer="layout" svg:width="3.88cm" svg:height="0.962cm" svg:x="14.6cm" svg:y="14.9cm">
          <draw:text-box>
            <text:p>Evaporation</text:p>
          </draw:text-box>
        </draw:frame>
        <draw:frame draw:style-name="gr11" draw:layer="layout" svg:width="4.232cm" svg:height="0.962cm" svg:x="23.8cm" svg:y="10.838cm">
          <draw:text-box>
            <text:p>Compression</text:p>
          </draw:text-box>
        </draw:frame>
        <draw:frame draw:style-name="gr7" draw:layer="layout" svg:width="3.144cm" svg:height="0.962cm" svg:x="9.4cm" svg:y="10.638cm">
          <draw:text-box>
            <text:p>Throttling</text:p>
          </draw:text-box>
        </draw:frame>
        <draw:frame draw:style-name="gr12" draw:layer="layout" svg:width="1.946cm" svg:height="0.962cm" svg:x="13.254cm" svg:y="6.638cm">
          <draw:text-box>
            <text:p>8 bar</text:p>
          </draw:text-box>
        </draw:frame>
        <draw:frame draw:style-name="gr12" draw:layer="layout" svg:width="1.946cm" svg:height="0.962cm" svg:x="15.854cm" svg:y="16.038cm">
          <draw:text-box>
            <text:p>2 bar</text:p>
          </draw:text-box>
        </draw:frame>
        <draw:line draw:style-name="gr13" draw:text-style-name="P1" draw:layer="layout" svg:x1="23.4cm" svg:y1="16cm" svg:x2="25cm" svg:y2="2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8T08:00:12</meta:creation-date>
    <dc:date>2014-03-10T11:00:08</dc:date>
    <dc:creator>Jeff Gomes</dc:creator>
    <meta:editing-duration>PT8H30M15S</meta:editing-duration>
    <meta:editing-cycles>3</meta:editing-cycles>
    <meta:generator>LibreOffice/3.5$Linux_X86_64 LibreOffice_project/350m1$Build-2</meta:generator>
    <meta:document-statistic meta:object-count="47"/>
  </office:meta>
</office:document-meta>
</file>